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ffe7cf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85cm"/>
    </style:style>
    <style:style style:name="gr5" style:family="graphic" style:parent-style-name="standard">
      <style:graphic-properties draw:stroke="none" draw:fill="solid" draw:fill-color="#dfffbf" draw:textarea-horizontal-align="left" draw:textarea-vertical-align="top" draw:auto-grow-height="false" fo:min-height="3.75cm" fo:min-width="5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2cm" fo:min-width="8.374cm"/>
    </style:style>
    <style:style style:name="gr7" style:family="graphic" style:parent-style-name="objectwithoutfill">
      <style:graphic-properties draw:stroke="dash" draw:stroke-dash="Fine_20_Dashed" svg:stroke-width="0.1cm" svg:stroke-color="#7f7f7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2cm" svg:stroke-color="#ffbf7f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1cm" svg:stroke-color="#7fbf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18pt" fo:font-weight="bold" style:font-weight-asian="bold" style:font-weight-complex="bold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style:font-name="Carlito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Carlito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1.072cm" svg:y1="15.539cm" svg:x2="41.072cm" svg:y2="15.539cm">
          <text:p/>
        </draw:line>
        <draw:line draw:style-name="gr1" draw:text-style-name="P1" draw:layer="layout" svg:x1="1.001cm" svg:y1="7.975cm" svg:x2="41.001cm" svg:y2="7.975cm">
          <text:p/>
        </draw:line>
        <draw:frame draw:style-name="gr2" draw:text-style-name="P3" draw:layer="layout" svg:width="7.876cm" svg:height="0.962cm" svg:x="2.125cm" svg:y="8.975cm">
          <draw:text-box>
            <text:p text:style-name="P2"><text:span text:style-name="T1">Tapir</text:span></text:p>
          </draw:text-box>
        </draw:frame>
        <draw:frame draw:style-name="gr3" draw:text-style-name="P3" draw:layer="layout" svg:width="8.96cm" svg:height="0.962cm" svg:x="2.041cm" svg:y="17.013cm">
          <draw:text-box>
            <text:p text:style-name="P2"><text:span text:style-name="T1">Symfony</text:span></text:p>
          </draw:text-box>
        </draw:frame>
        <draw:frame draw:style-name="gr4" draw:text-style-name="P3" draw:layer="layout" svg:width="4.185cm" svg:height="0.962cm" svg:x="2.125cm" svg:y="2cm">
          <draw:text-box>
            <text:p text:style-name="P2"><text:span text:style-name="T1">Yacaré</text:span></text:p>
          </draw:text-box>
        </draw:frame>
        <draw:custom-shape draw:style-name="gr5" draw:text-style-name="P4" draw:layer="layout" svg:width="6cm" svg:height="4cm" svg:x="12cm" svg:y="10cm">
          <text:p text:style-name="P4"><text:span text:style-name="T2">Controladores</text:span></text:p>
          <text:p text:style-name="P4"><text:span text:style-name="T3"/></text:p>
          <text:p text:style-name="P4"><text:span text:style-name="T3">BaseController</text:span></text:p>
          <text:p text:style-name="P4"><text:span text:style-name="T3">Amb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cm" svg:height="4cm" svg:x="12cm" svg:y="17cm">
          <text:p text:style-name="P4"><text:span text:style-name="T2">Tipo de trámite</text:span></text:p>
          <text:p text:style-name="P4"><text:span text:style-name="T3">Representa un tipo de trámite que</text:span></text:p>
          <text:p text:style-name="P4"><text:span text:style-name="T3">puede parametrizarse.</text:span></text:p>
          <text:p text:style-name="P4"><text:span text:style-name="T3"/></text:p>
          <text:p text:style-name="P4"><text:span text:style-name="T3">Nombre</text:span></text:p>
          <text:p text:style-name="P4"><text:span text:style-name="T3">Comprobante a genera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cm" svg:height="4cm" svg:x="12cm" svg:y="3cm">
          <text:p text:style-name="P4"><text:span text:style-name="T2">BaseBundle</text:span></text:p>
          <text:p text:style-name="P4"><text:span text:style-name="T3"/></text:p>
          <text:p text:style-name="P4"><text:span text:style-name="T3">Persona</text:span></text:p>
          <text:p text:style-name="P4"><text:span text:style-name="T3">Domicilio</text:span></text:p>
          <text:p text:style-name="P4"><text:span text:style-name="T3">País</text:span></text:p>
          <text:p text:style-name="P4"><text:span text:style-name="T3">Comentario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8.874cm" svg:height="1.962cm" svg:x="2.126cm" svg:y="3.038cm">
          <draw:text-box>
            <text:p text:style-name="P5"><text:span text:style-name="T4">Municipio de Río Grande</text:span></text:p>
          </draw:text-box>
        </draw:frame>
        <draw:frame draw:style-name="gr6" draw:text-style-name="P5" draw:layer="layout" svg:width="8.874cm" svg:height="1.962cm" svg:x="2.126cm" svg:y="10.038cm">
          <draw:text-box>
            <text:p text:style-name="P5"><text:span text:style-name="T4">Framework de nivel superior.</text:span></text:p>
            <text:p text:style-name="P5"><text:span text:style-name="T4">Usa Bootstrap, jQuery, FontAwesome.</text:span></text:p>
          </draw:text-box>
        </draw:frame>
        <draw:frame draw:style-name="gr6" draw:text-style-name="P5" draw:layer="layout" svg:width="8.874cm" svg:height="1.962cm" svg:x="2.126cm" svg:y="18.038cm">
          <draw:text-box>
            <text:p text:style-name="P5"><text:span text:style-name="T4">Framework de nivel inferior.</text:span></text:p>
            <text:p text:style-name="P5"><text:span text:style-name="T4">Usa Doctrine, Twig, otros componentes.</text:span></text:p>
          </draw:text-box>
        </draw:frame>
        <draw:custom-shape draw:style-name="gr5" draw:text-style-name="P4" draw:layer="layout" svg:width="6cm" svg:height="4cm" svg:x="19cm" svg:y="10cm">
          <text:p text:style-name="P4"><text:span text:style-name="T2">Traits</text:span></text:p>
          <text:p text:style-name="P4"><text:span text:style-name="T3"/></text:p>
          <text:p text:style-name="P4"><text:span text:style-name="T3">ConId</text:span></text:p>
          <text:p text:style-name="P4"><text:span text:style-name="T3">ConNombre</text:span></text:p>
          <text:p text:style-name="P4"><text:span text:style-name="T3">ConObs</text:span></text:p>
          <text:p text:style-name="P4"><text:span text:style-name="T3">Archivable</text:span></text:p>
          <text:p text:style-name="P4"><text:span text:style-name="T3">Importable</text:span></text:p>
          <text:p text:style-name="P4"><text:span text:style-name="T3">Suprimible, Eliminable</text:span></text:p>
          <text:p text:style-name="P4"><text:span text:style-name="T3">Versionabl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cm" svg:height="4cm" svg:x="26cm" svg:y="10cm">
          <text:p text:style-name="P4"><text:span text:style-name="T2">Plantilla</text:span></text:p>
          <text:p text:style-name="P4"><text:span text:style-name="T3"/></text:p>
          <text:p text:style-name="P4"><text:span text:style-name="T3">Plantilla HTML5 de página completa</text:span></text:p>
          <text:p text:style-name="P4"><text:span text:style-name="T3">Plantilla HTML5 para fragmentos Ajax</text:span></text:p>
          <text:p text:style-name="P4"><text:span text:style-name="T3">Plantilla para formularios</text:span></text:p>
          <text:p text:style-name="P4"><text:span text:style-name="T3">Extensiones de Twig tapir_*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cm" svg:height="4cm" svg:x="19cm" svg:y="3cm">
          <text:p text:style-name="P4"><text:span text:style-name="T2">TramitesBundle</text:span></text:p>
          <text:p text:style-name="P4"><text:span text:style-name="T3"/></text:p>
          <text:p text:style-name="P4"><text:span text:style-name="T3">TipoTramite</text:span></text:p>
          <text:p text:style-name="P4"><text:span text:style-name="T3">Tramite</text:span></text:p>
          <text:p text:style-name="P4"><text:span text:style-name="T3">TipoComprobante</text:span></text:p>
          <text:p text:style-name="P4"><text:span text:style-name="T3">Comprobante</text:span></text:p>
          <text:p text:style-name="P4"><text:span text:style-name="T3">Requisito</text:span></text:p>
          <text:p text:style-name="P4"><text:span text:style-name="T3">AsociacionRequisito</text:span></text:p>
          <text:p text:style-name="P4"><text:span text:style-name="T3">EstadoRequisito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line draw:style-name="gr1" draw:text-style-name="P1" draw:layer="layout" svg:x1="1.071cm" svg:y1="15.564cm" svg:x2="41.071cm" svg:y2="15.564cm">
          <text:p/>
        </draw:line>
        <draw:line draw:style-name="gr1" draw:text-style-name="P1" draw:layer="layout" svg:x1="1cm" svg:y1="8cm" svg:x2="41cm" svg:y2="8cm">
          <text:p/>
        </draw:line>
        <draw:connector draw:style-name="gr7" draw:text-style-name="P1" draw:layer="layout" svg:x1="31cm" svg:y1="17cm" svg:x2="31cm" svg:y2="14cm" draw:start-shape="id1" draw:start-glue-point="0" draw:end-shape="id2" draw:end-glue-point="2" svg:d="M31000 17000v-3000" svg:viewBox="0 0 1 3001">
          <text:p/>
        </draw:connector>
        <draw:custom-shape draw:style-name="gr5" draw:text-style-name="P4" xml:id="id4" draw:id="id4" draw:layer="layout" svg:width="6cm" svg:height="4cm" svg:x="12cm" svg:y="10cm">
          <text:p text:style-name="P4"><text:span text:style-name="T2">Tramite</text:span></text:p>
          <text:p text:style-name="P4"><text:span text:style-name="T3">Clase base abstracta que representa</text:span></text:p>
          <text:p text:style-name="P4"><text:span text:style-name="T3">un trámite (en curso o terminado).</text:span></text:p>
          <text:p text:style-name="P4"><text:span text:style-name="T3"/></text:p>
          <text:p text:style-name="P4"><text:span text:style-name="T3">Titular</text:span></text:p>
          <text:p text:style-name="P4"><text:span text:style-name="T3">Nombre</text:span></text:p>
          <text:p text:style-name="P4"><text:span text:style-name="T3">Tipo de trámite</text:span></text:p>
          <text:p text:style-name="P4"><text:span text:style-name="T3">Número</text:span></text:p>
          <text:p text:style-name="P4"><text:span text:style-name="T3">Fecha de inicio y fin</text:span></text:p>
          <text:p text:style-name="P4"><text:span text:style-name="T3">Estado de los requisito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7" draw:id="id7" draw:layer="layout" svg:width="6cm" svg:height="4cm" svg:x="20cm" svg:y="23cm">
          <text:p text:style-name="P4"><text:span text:style-name="T2">Requisito</text:span></text:p>
          <text:p text:style-name="P4"><text:span text:style-name="T3">Representa un requisito que se puede</text:span></text:p>
          <text:p text:style-name="P4"><text:span text:style-name="T3">asociar a un tipo de trámite.</text:span></text:p>
          <text:p text:style-name="P4"><text:span text:style-name="T3"/></text:p>
          <text:p text:style-name="P4"><text:span text:style-name="T3">Nombre</text:span></text:p>
          <text:p text:style-name="P4"><text:span text:style-name="T3">Tipo de requisito</text:span></text:p>
          <text:p text:style-name="P4"><text:span text:style-name="T3">Lugar y URL de informació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6cm" svg:height="4cm" svg:x="20cm" svg:y="17cm">
          <text:p text:style-name="P4"><text:span text:style-name="T2">Asociación de requisito</text:span></text:p>
          <text:p text:style-name="P4"><text:span text:style-name="T3">Representa la asociación entre un</text:span></text:p>
          <text:p text:style-name="P4"><text:span text:style-name="T3">requisito y un tipo de trámite.</text:span></text:p>
          <text:p text:style-name="P4"><text:span text:style-name="T3"/></text:p>
          <text:p text:style-name="P4"><text:span text:style-name="T3">Condición</text:span></text:p>
          <text:p text:style-name="P4"><text:span text:style-name="T3">Opcional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6cm" svg:height="4cm" svg:x="12cm" svg:y="17cm">
          <text:p text:style-name="P4"><text:span text:style-name="T2">Tipo de trámite</text:span></text:p>
          <text:p text:style-name="P4"><text:span text:style-name="T3">Representa un tipo de trámite que</text:span></text:p>
          <text:p text:style-name="P4"><text:span text:style-name="T3">puede parametrizarse.</text:span></text:p>
          <text:p text:style-name="P4"><text:span text:style-name="T3"/></text:p>
          <text:p text:style-name="P4"><text:span text:style-name="T3">Nombre</text:span></text:p>
          <text:p text:style-name="P4"><text:span text:style-name="T3">Comprobante a genera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6cm" svg:height="4cm" svg:x="20cm" svg:y="10cm">
          <text:p text:style-name="P4"><text:span text:style-name="T2">Estado de requisito</text:span></text:p>
          <text:p text:style-name="P4"><text:span text:style-name="T3">Representa es estado de una asoc. de</text:span></text:p>
          <text:p text:style-name="P4"><text:span text:style-name="T3">requisito para un trámite.</text:span></text:p>
          <text:p text:style-name="P4"><text:span text:style-name="T3"/></text:p>
          <text:p text:style-name="P4"><text:span text:style-name="T3">Trámite</text:span></text:p>
          <text:p text:style-name="P4"><text:span text:style-name="T3">Asoc de requisito</text:span></text:p>
          <text:p text:style-name="P4"><text:span text:style-name="T3">Estado</text:span></text:p>
          <text:p text:style-name="P4"><text:span text:style-name="T3">Fecha aprobado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0cm" svg:y1="12cm" svg:x2="18cm" svg:y2="12cm" draw:start-shape="id3" draw:start-glue-point="3" draw:end-shape="id4" draw:end-glue-point="1" svg:d="M20000 12000h-2000" svg:viewBox="0 0 2001 1">
          <text:p/>
        </draw:connector>
        <draw:connector draw:style-name="gr7" draw:text-style-name="P1" draw:layer="layout" svg:x1="15cm" svg:y1="17cm" svg:x2="15cm" svg:y2="14cm" draw:start-shape="id5" draw:end-shape="id4" draw:end-glue-point="2" svg:d="M15000 17000v-3000" svg:viewBox="0 0 1 3001">
          <text:p/>
        </draw:connector>
        <draw:connector draw:style-name="gr7" draw:text-style-name="P1" draw:layer="layout" svg:x1="20cm" svg:y1="19cm" svg:x2="18cm" svg:y2="19cm" draw:start-shape="id6" draw:start-glue-point="3" draw:end-shape="id5" draw:end-glue-point="1" svg:d="M20000 19000h-2000" svg:viewBox="0 0 2001 1">
          <text:p/>
        </draw:connector>
        <draw:connector draw:style-name="gr7" draw:text-style-name="P1" draw:layer="layout" svg:x1="23cm" svg:y1="23cm" svg:x2="23cm" svg:y2="21cm" draw:start-shape="id7" draw:start-glue-point="0" draw:end-shape="id6" draw:end-glue-point="2" svg:d="M23000 23000v-2000" svg:viewBox="0 0 1 2001">
          <text:p/>
        </draw:connector>
        <draw:connector draw:style-name="gr7" draw:text-style-name="P1" draw:layer="layout" svg:x1="23cm" svg:y1="17cm" svg:x2="23cm" svg:y2="14cm" draw:start-shape="id6" draw:start-glue-point="0" draw:end-shape="id3" draw:end-glue-point="2" svg:d="M23000 17000v-3000" svg:viewBox="0 0 1 3001">
          <text:p/>
        </draw:connector>
        <draw:frame draw:style-name="gr2" draw:text-style-name="P3" draw:layer="layout" svg:width="7.876cm" svg:height="0.962cm" svg:x="2.124cm" svg:y="9cm">
          <draw:text-box>
            <text:p text:style-name="P2"><text:span text:style-name="T1">Seguimiento de trámites</text:span></text:p>
          </draw:text-box>
        </draw:frame>
        <draw:frame draw:style-name="gr3" draw:text-style-name="P3" draw:layer="layout" svg:width="8.96cm" svg:height="0.962cm" svg:x="2.04cm" svg:y="17.038cm">
          <draw:text-box>
            <text:p text:style-name="P2"><text:span text:style-name="T1">Parametrización de trámites</text:span></text:p>
          </draw:text-box>
        </draw:frame>
        <draw:custom-shape draw:style-name="gr5" draw:text-style-name="P4" xml:id="id1" draw:id="id1" draw:layer="layout" svg:width="6cm" svg:height="4cm" svg:x="28cm" svg:y="17cm">
          <text:p text:style-name="P4"><text:span text:style-name="T2">Tipo de comprobante</text:span></text:p>
          <text:p text:style-name="P4"><text:span text:style-name="T3">Representa un tipo de comprobante</text:span></text:p>
          <text:p text:style-name="P4"><text:span text:style-name="T3">que puede emitirse.</text:span></text:p>
          <text:p text:style-name="P4"><text:span text:style-name="T3"/></text:p>
          <text:p text:style-name="P4"><text:span text:style-name="T3">Código</text:span></text:p>
          <text:p text:style-name="P4"><text:span text:style-name="T3">Nombre</text:span></text:p>
          <text:p text:style-name="P4"><text:span text:style-name="T3">Validez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6cm" svg:height="4cm" svg:x="28cm" svg:y="10cm">
          <text:p text:style-name="P4"><text:span text:style-name="T2">Comprobante</text:span></text:p>
          <text:p text:style-name="P4"><text:span text:style-name="T3">Representa comprobante emitido.</text:span></text:p>
          <text:p text:style-name="P4"><text:span text:style-name="T3"/></text:p>
          <text:p text:style-name="P4"><text:span text:style-name="T3">Titular</text:span></text:p>
          <text:p text:style-name="P4"><text:span text:style-name="T3">Número</text:span></text:p>
          <text:p text:style-name="P4"><text:span text:style-name="T3">Fecha</text:span></text:p>
          <text:p text:style-name="P4"><text:span text:style-name="T3">Vencimiento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8" draw:id="id8" draw:layer="layout" svg:width="6cm" svg:height="4cm" svg:x="12cm" svg:y="3cm">
          <text:p text:style-name="P4"><text:span text:style-name="T2">Tramite CAT</text:span></text:p>
          <text:p text:style-name="P4"><text:span text:style-name="T3">Representa un trámite de CAT en</text:span></text:p>
          <text:p text:style-name="P4"><text:span text:style-name="T3">curso o terminado.</text:span></text:p>
          <text:p text:style-name="P4"><text:span text:style-name="T3"/></text:p>
          <text:p text:style-name="P4"><text:span text:style-name="T3">Actividad principal</text:span></text:p>
          <text:p text:style-name="P4"><text:span text:style-name="T3">Local comercial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185cm" svg:height="0.962cm" svg:x="2.124cm" svg:y="2cm">
          <draw:text-box>
            <text:p text:style-name="P2"><text:span text:style-name="T1">Trámite CAT</text:span></text:p>
          </draw:text-box>
        </draw:frame>
        <draw:custom-shape draw:style-name="gr5" draw:text-style-name="P4" xml:id="id9" draw:id="id9" draw:layer="layout" svg:width="6cm" svg:height="4cm" svg:x="28cm" svg:y="3cm">
          <text:p text:style-name="P4"><text:span text:style-name="T2">Comprobante CAT</text:span></text:p>
          <text:p text:style-name="P4"><text:span text:style-name="T3">Representa comprobante CAT emitido.</text:span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8cm" svg:y1="5cm" svg:x2="28cm" svg:y2="5cm" draw:start-shape="id8" draw:start-glue-point="1" draw:end-shape="id9" svg:d="M18000 5000h10000" svg:viewBox="0 0 10001 1">
          <text:p/>
        </draw:connector>
        <draw:connector draw:style-name="gr9" draw:text-style-name="P1" draw:layer="layout" svg:x1="15cm" svg:y1="7cm" svg:x2="15cm" svg:y2="10cm" draw:start-shape="id8" draw:end-shape="id4" draw:end-glue-point="0" svg:d="M15000 7000v3000" svg:viewBox="0 0 1 3001">
          <text:p/>
        </draw:connector>
        <draw:connector draw:style-name="gr9" draw:text-style-name="P1" draw:layer="layout" svg:x1="31cm" svg:y1="7cm" svg:x2="31cm" svg:y2="10cm" draw:start-shape="id9" draw:end-shape="id2" draw:end-glue-point="0" svg:d="M31000 7000v3000" svg:viewBox="0 0 1 3001">
          <text:p/>
        </draw:connector>
        <draw:connector draw:style-name="gr7" draw:text-style-name="P1" draw:layer="layout" draw:line-skew="6.5cm" svg:x1="31cm" svg:y1="21cm" svg:x2="15cm" svg:y2="21cm" draw:start-shape="id1" draw:start-glue-point="2" draw:end-shape="id5" svg:d="M31000 21000v7000h-16000v-7000" svg:viewBox="0 0 16001 7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nesto </meta:initial-creator>
    <meta:creation-date>2014-07-25T16:17:54.471687656</meta:creation-date>
    <dc:date>2015-02-04T15:19:46.670112882</dc:date>
    <meta:editing-duration>PT56M53S</meta:editing-duration>
    <meta:editing-cycles>8</meta:editing-cycles>
    <meta:generator>LibreOffice/4.3.5.2.0$Linux_X86_64 LibreOffice_project/430$Build-2</meta:generator>
    <meta:document-statistic meta:object-count="38"/>
  </office:meta>
</office:document-meta>
</file>